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4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afd095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ffa6a6" fo:border-left="none" fo:border-right="none" fo:border-top="0.06pt solid #000000" style:vertical-align="middle"/>
    </style:style>
    <style:style style:name="ce18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4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order-bottom="0.06pt solid #000000" fo:background-color="#ffffa6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8"/>
        <table:table-column table:style-name="co1" table:default-cell-style-name="ce4"/>
        <table:table-row table:style-name="ro1">
          <table:table-cell table:style-name="ce9"/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_u</text:p>
          </table:table-cell>
          <table:table-cell table:style-name="ce9" office:value-type="string" calcext:value-type="string">
            <text:p>s_l</text:p>
          </table:table-cell>
          <table:table-cell table:style-name="ce9" office:value-type="string" calcext:value-type="string">
            <text:p>s_a</text:p>
          </table:table-cell>
          <table:table-cell table:style-name="ce9" office:value-type="string" calcext:value-type="string">
            <text:p>s_c</text:p>
          </table:table-cell>
          <table:table-cell table:style-name="ce9" office:value-type="string" calcext:value-type="string">
            <text:p>s_{h0}</text:p>
          </table:table-cell>
          <table:table-cell table:style-name="ce9" office:value-type="string" calcext:value-type="string">
            <text:p>s_{h1}</text:p>
          </table:table-cell>
          <table:table-cell table:style-name="ce9" office:value-type="string" calcext:value-type="string">
            <text:p>Ax</text:p>
          </table:table-cell>
          <table:table-cell table:style-name="ce9" office:value-type="string" calcext:value-type="string">
            <text:p>b</text:p>
          </table:table-cell>
        </table:table-row>
        <table:table-row table:style-name="ro1">
          <table:table-cell table:style-name="ce7" office:value-type="string" calcext:value-type="string">
            <text:p>value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50" calcext:value-type="float">
            <text:p>750</text:p>
          </table:table-cell>
          <table:table-cell table:style-name="ce12" table:formula="of:=[.B2]*[.B3]+[.C2]*[.C3]" office:value-type="float" office:value="330000" calcext:value-type="float" table:number-columns-spanned="2" table:number-rows-spanned="2">
            <text:p>330000</text:p>
          </table:table-cell>
          <table:covered-table-cell table:style-name="ce7"/>
        </table:table-row>
        <table:table-row table:style-name="ro1">
          <table:table-cell table:style-name="ce8" office:value-type="string" calcext:value-type="string">
            <text:p>obj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6"/>
          <table:covered-table-cell table:number-columns-repeated="2" table:style-name="ce8"/>
        </table:table-row>
        <table:table-row table:style-name="ro1">
          <table:table-cell table:style-name="ce7" office:value-type="string" calcext:value-type="string">
            <text:p>u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7" table:formula="of:=[.$B$2]*[.B4]+[.$C$2]*[.C4]+[.$D$2]*[.D4]+[.$E$2]*[.E4]+[.$F$2]*[.F4]+[.$G$2]*[.G4]+[.$H$2]*[.H4]+[.$I$2]*[.I4]" office:value-type="float" office:value="2400" calcext:value-type="float">
            <text:p>2400</text:p>
          </table:table-cell>
          <table:table-cell table:style-name="ce13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$B$2]*[.B5]+[.$C$2]*[.C5]+[.$D$2]*[.D5]+[.$E$2]*[.E5]+[.$F$2]*[.F5]+[.$G$2]*[.G5]+[.$H$2]*[.H5]+[.$I$2]*[.I5]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$B$2]*[.B6]+[.$C$2]*[.C6]+[.$D$2]*[.D6]+[.$E$2]*[.E6]+[.$F$2]*[.F6]+[.$G$2]*[.G6]+[.$H$2]*[.H6]+[.$I$2]*[.I6]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$B$2]*[.B7]+[.$C$2]*[.C7]+[.$D$2]*[.D7]+[.$E$2]*[.E7]+[.$F$2]*[.F7]+[.$G$2]*[.G7]+[.$H$2]*[.H7]+[.$I$2]*[.I7]" office:value-type="float" office:value="1400" calcext:value-type="float">
            <text:p>14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$B$2]*[.B8]+[.$C$2]*[.C8]+[.$D$2]*[.D8]+[.$E$2]*[.E8]+[.$F$2]*[.F8]+[.$G$2]*[.G8]+[.$H$2]*[.H8]+[.$I$2]*[.I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h1</text:p>
          </table:table-cell>
          <table:table-cell table:style-name="ce8" office:value-type="float" office:value="-3" calcext:value-type="float">
            <text:p>-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formula="of:=[.$B$2]*[.B9]+[.$C$2]*[.C9]+[.$D$2]*[.D9]+[.$E$2]*[.E9]+[.$F$2]*[.F9]+[.$G$2]*[.G9]+[.$H$2]*[.H9]+[.$I$2]*[.I9]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en" fo:country="GB" style:font-name-asian="Noto Sans CJK TC" style:language-asian="zh" style:country-asian="TW" style:font-name-complex="Noto Sans Display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9:12:07.88713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6:36:14.280162934</meta:creation-date>
    <dc:date>2020-10-09T19:13:23.635313381</dc:date>
    <meta:editing-duration>PT31M46S</meta:editing-duration>
    <meta:editing-cycles>13</meta:editing-cycles>
    <meta:generator>LibreOffice/6.4.6.2$Linux_X86_64 LibreOffice_project/40$Build-2</meta:generator>
    <meta:document-statistic meta:table-count="1" meta:cell-count="59" meta:object-count="0"/>
  </office:meta>
</office:document-meta>
</file>